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Hypothesis Testing Library for Pyth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n Introdu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dience</text:p>
          </draw:text-box>
        </draw:frame>
        <draw:frame presentation:style-name="pr2" draw:text-style-name="P1" draw:layer="layout" svg:width="25.199cm" svg:height="12.179cm" svg:x="1.401cm" svg:y="4.915cm">
          <draw:text-box>
            <text:p>Pessimistic Python Programmers who are mostly unfamiliar with Property-Based Test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ing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 Tests are a Good Id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>
            <draw:text-box>
              <text:p>They are an implicit specification of your code.</text:p>
              <text:p>They catch bugs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ypothesis Testing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ty-Based Testing is an even Better Ide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>
            <draw:text-box>
              <text:p>The underlying libraries know more than you about what are valid values of that type.</text:p>
              <text:p>They are an explicit specification.</text:p>
              <text:p>They catch more bugs, typically for less work.</text:p>
              <text:p>They are less code, which means less refactoring and maintenance.</text:p>
              <text:p>When a test fails, you know immediately the property that doesn't hold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perty-Based Testing is not Easy</text:p>
          </draw:text-box>
        </draw:frame>
        <draw:frame presentation:style-name="pr2" draw:text-style-name="P1" draw:layer="layout" svg:width="25.199cm" svg:height="12.179cm" svg:x="1.401cm" svg:y="4.915cm">
          <draw:text-box>
            <text:p>It can be hard to specify what correct behavior is, to specify correct behavior programmatically, to check correct behavior programmatically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Perhaps the existing libraries have no way of constructing random parameters for your functions; so you have to figure out how to do that for yourself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 was wrong...</text:p>
          </draw:text-box>
        </draw:frame>
        <draw:frame presentation:style-name="pr2" draw:text-style-name="P1" draw:layer="layout" svg:width="25.199cm" svg:height="12.179cm" svg:x="1.401cm" svg:y="4.915cm">
          <draw:text-box>
            <text:p>Not so long ago, I believed that property-based testing was only good for purely functional libraries, i.e., Haskell stuff.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Because I learned QuickCheck in Haskell first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...but now I know better.</text:p>
          </draw:text-box>
        </draw:frame>
        <draw:frame presentation:style-name="pr2" draw:text-style-name="P1" draw:layer="layout" svg:width="25.199cm" svg:height="12.179cm" svg:x="1.401cm" svg:y="4.915cm">
          <draw:text-box>
            <text:p>pyudev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Became co-maintainer. The previous maintainer was already doing property-based testing using values from the existing environment. </text:p>
              <text:p>I hypothesized this so that it was clear what properties were failing and what were not.</text:p>
              <text:p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yudev Testing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Does Hypothesis Do for You?</text:p>
          </draw:text-box>
        </draw:frame>
        <draw:frame presentation:style-name="pr2" draw:text-style-name="P1" draw:layer="layout" svg:width="25.199cm" svg:height="12.179cm" svg:x="1.401cm" svg:y="4.915cm">
          <draw:text-box>
            <text:p>The Examples Databas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With failing examples first, useful in debugging.</text:p>
              <text:p>Nice for you on your machine, not so helpful with CI that can't keep that database around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perty-Based Testing and Fuzz Testing are the Same Idea</text:p>
          </draw:text-box>
        </draw:frame>
        <draw:frame presentation:style-name="pr2" draw:text-style-name="P3" draw:layer="layout" svg:width="25.199cm" svg:height="12.179cm" svg:x="1.401cm" svg:y="4.915cm">
          <draw:text-box>
            <text:p text:style-name="P2">Different domains and different kinds of properti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lhern </meta:initial-creator>
    <meta:creation-date>2016-04-26T13:02:49.605285681</meta:creation-date>
    <dc:date>2016-04-26T16:33:18.409313107</dc:date>
    <dc:creator>mulhern </dc:creator>
    <meta:editing-duration>PT1H58M22S</meta:editing-duration>
    <meta:editing-cycles>13</meta:editing-cycles>
    <meta:generator>LibreOffice/4.4.7.2$Linux_X86_64 LibreOffice_project/40$Build-2</meta:generator>
    <meta:document-statistic meta:object-count="64"/>
  </office:meta>
</office:document-meta>
</file>